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-light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ec6eb" officeooo:paragraph-rsid="001ec6eb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ec6eb" officeooo:paragraph-rsid="001ec6e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text-line-through-style="solid" style:text-line-through-type="single" style:font-name="Arial" fo:font-weight="bold" officeooo:paragraph-rsid="001e1ac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line-through-style="solid" style:text-line-through-type="single" style:font-name="Arial" fo:font-weight="bold" officeooo:rsid="001ec6eb" officeooo:paragraph-rsid="001ec6e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line-through-style="solid" style:text-line-through-type="single" style:font-name="Arial" fo:font-weight="bold" officeooo:rsid="00210aee" officeooo:paragraph-rsid="00210ae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line-through-style="solid" style:text-line-through-type="single" style:font-name="Arial" officeooo:paragraph-rsid="001e1ace"/>
    </style:style>
    <style:style style:name="P8" style:family="paragraph" style:parent-style-name="Standard">
      <style:paragraph-properties fo:text-align="justify" style:justify-single-word="false"/>
      <style:text-properties style:text-line-through-style="solid" style:text-line-through-type="single" style:font-name="Arial"/>
    </style:style>
    <style:style style:name="P9" style:family="paragraph" style:parent-style-name="Standard">
      <style:paragraph-properties fo:text-align="justify" style:justify-single-word="false"/>
      <style:text-properties style:text-line-through-style="solid" style:text-line-through-type="single" style:font-name="Arial" officeooo:rsid="001ec6eb" officeooo:paragraph-rsid="001ec6eb"/>
    </style:style>
    <style:style style:name="T1" style:family="text">
      <style:text-properties officeooo:rsid="001e1ace"/>
    </style:style>
    <style:style style:name="T2" style:family="text">
      <style:text-properties officeooo:rsid="00208836"/>
    </style:style>
    <style:style style:name="T3" style:family="text">
      <style:text-properties officeooo:rsid="00227bb7"/>
    </style:style>
    <style:style style:name="T4" style:family="text">
      <style:text-properties officeooo:rsid="0022807f"/>
    </style:style>
    <style:style style:name="T5" style:family="text">
      <style:text-properties officeooo:rsid="00235cd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227bb7"/>
    </style:style>
    <style:style style:name="T8" style:family="text">
      <style:text-properties style:text-line-through-style="solid" style:text-line-through-type="single" officeooo:rsid="0022807f"/>
    </style:style>
    <style:style style:name="T9" style:family="text">
      <style:text-properties style:text-line-through-style="solid" style:text-line-through-type="single" officeooo:rsid="00235c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Muitas máquinas, poucos “corações”</text:span></text:p>
      <text:p text:style-name="P7"><text:s/></text:p>
      <text:p text:style-name="P7"><text:tab/>Hoje a fórmula 1 conta com dez equipes <text:span text:style-name="T1">e todas </text:span>elas dividem apenas quatro fornecedor<text:span text:style-name="T1">a</text:span>s de motores, que são: Ferrari, Mercedes, Renault e Red Bull (Honda).</text:p>
      <text:p text:style-name="P7"><text:tab/><text:span text:style-name="T1">Com exceção das equipes que são também as donas dos motores como Ferrari, Mercedes e Renault (hoje com o nome de Alpine), todas as demais fazem revezamento após alguns anos, de acordo com a eficiência deste que é chamado tecnicamente de “unidade de potência”.</text:span></text:p>
      <text:p text:style-name="P7"/>
      <text:p text:style-name="P7"/>
      <text:p text:style-name="P5">Nome e sobrenome</text:p>
      <text:p text:style-name="P9"/>
      <text:p text:style-name="P9"><text:tab/>Por ser um esporte que envolve grande tecnologia, parcerias (sobretudo financeiras) são essenciais para se manter nas disputas que vão muito além dos finais de semana. Devido a isso, as escuderias hoje tem nomes que, se ditos por completo, geram alguma estranheza de alguns. Por exemplo, a equipe que tem sido <text:span text:style-name="T2">praticamente soberana</text:span> desde 2014, ano que a categoria aderiu aos motores híbridos, ou seja, parte a combustão e parte elétricos se chama Mercedes-AMG Petronas Motorsport, <text:span text:style-name="T2">para os intimos, Mercedes. </text:span></text:p>
      <text:p text:style-name="P9"><text:tab/><text:span text:style-name="T2">Isso se repete com a maioria das equipes. Veja a seguir, os nomes completos das equipes atuais:</text:span></text:p>
      <text:p text:style-name="P1"/>
      <text:p text:style-name="P1"/>
      <text:p text:style-name="P6">Só os rápidos sobrevivem</text:p>
      <text:p text:style-name="P1"/>
      <text:p text:style-name="P3"><text:s text:c="4"/><text:tab/><text:span text:style-name="T7">C</text:span><text:span text:style-name="T6">om o passar dos anos, </text:span><text:span text:style-name="T7">m</text:span><text:span text:style-name="T6">uitas de</text:span><text:span text:style-name="T8">sses times</text:span><text:span text:style-name="T6"> vieram se renovando e trocando de donos, o que levou a mudanças não só de chefia, mas também de nome.</text:span></text:p>
      <text:p text:style-name="P3"><text:tab/><text:span text:style-name="T8">A teoria é simples: quem chega mais a frente aparece mais; e estes atraem mais e melhores patrocinadores que financiam as melhorias para mais vitórias; </text:span><text:span text:style-name="T9">um ciclo</text:span><text:span text:style-name="T8">. Além disso, um segundo campeonato está em jogo todos os anos - o mundial de construtores. Este segue o mesmo princ</text:span><text:span text:style-name="T9">í</text:span><text:span text:style-name="T8">pio da disputa do título de pilotos, através de pontos que são ganhos de acordo com a posição que seus carros terminam cada corrida. Hoje a pontuação é dada p</text:span><text:span text:style-name="T9">ara</text:span><text:span text:style-name="T8"> quem chega pelo menos na décima colocação.</text:span></text:p>
      <text:p text:style-name="P3"/>
      <text:p text:style-name="P3"><text:s text:c="8"/><text:span text:style-name="T9">Como o gasto é alto, há uma rotatividade relativamente grande de equipes. </text:span><text:span text:style-name="T6">Parcerias e principalmente resultados mal sucedidos levaram muitas a beira da falência. </text:span><text:span text:style-name="T7">E</text:span><text:span text:style-name="T6"> não passavam dela porque o crescimento da categoria sempre atraiu empresas e pessoas (com muito dinheiro) que se arriscavam nesse meio competitivo </text:span><text:span text:style-name="T9">e</text:span><text:span text:style-name="T6"> super veloz. </text:span><text:span text:style-name="T9">Assim, a quantidade de times disputando é praticamente o mesmo durante mais de uma década. Mas nem sempre com o mesmo proprietário.</text:span><text:span text:style-name="T5"> </text:span></text:p>
      <text:p text:style-name="P3"/>
      <text:p text:style-name="P3"><text:s text:c="4"/>&lt;/p&gt;</text:p>
      <text:p text:style-name="P3"><text:s text:c="4"/>&lt;p&gt;Porém, <text:span text:style-name="T6">dentre todas as equipes, apenas três podem receber o título de clássicas da fórmula 1.</text:span></text:p>
      <text:p text:style-name="P8"><text:s text:c="8"/>Pos mantêm seus nomes desde ue entraram na categoria. São elas:</text:p>
      <text:p text:style-name="P8"><text:s text:c="4"/>&lt;a href="#" target="_blank"&gt;Ferrari&lt;/a&gt;, &lt;a href="#" target="_blank"&gt;McLaren&lt;/a&gt; e</text:p>
      <text:p text:style-name="P8"><text:s text:c="4"/>&lt;a href="#" target="_blank"&gt;Williams&lt;/a&gt;</text:p>
      <text:p text:style-name="P3"/>
      <text:p text:style-name="P2">O que eu ganho com isso?</text:p>
      <text:p text:style-name="P1"/>
      <text:p text:style-name="P1"><text:soft-page-break/><text:tab/>Mesmo quem detesta a fórmula 1 ou, pelo menos, é indiferente não pode dizer que é intocado por ela. Seu meio de transporte motorizado, seja particular ou de serviço prestado traz consigo criações e inovações que vieram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-ligh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5T18:34:19.113000000</meta:creation-date>
    <dc:date>2022-08-05T20:05:35.039000000</dc:date>
    <meta:editing-duration>PT19M32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18" meta:word-count="443" meta:character-count="2745" meta:non-whitespace-character-count="2272"/>
  </office:meta>
</office:document-meta>
</file>